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fill-color="#ffffff" draw:textarea-horizontal-align="left" draw:auto-grow-width="true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fill-color="#33cc66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svg:stroke-color="#000000" draw:fill="none" draw:fill-color="#ffffff" fo:min-height="1.3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2" draw:layer="layout" svg:width="6.35cm" svg:height="2.634cm" svg:x="32.135cm" svg:y="22.691cm">
          <text:p text:style-name="P1"><text:span text:style-name="T1">RDS DATA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6.35cm" svg:height="2.641cm" svg:x="32.135cm" svg:y="18.239cm">
          <text:p text:style-name="P1"><text:span text:style-name="T1">DIFFERENTIAL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4.794cm" svg:height="3.641cm" svg:x="32.92cm" svg:y="12.86cm">
          <text:p text:style-name="P1"><text:span text:style-name="T1">BPSK</text:span></text:p>
          <text:p text:style-name="P1"><text:span text:style-name="T1">DEMO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0" draw:layer="layout" svg:width="3.089cm" svg:height="3.641cm" svg:x="27.761cm" svg:y="22.235cm">
          <text:p text:style-name="P1"><text:span text:style-name="T1">AUDIO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6" draw:layer="layout" svg:width="2.36cm" svg:height="2.36cm" svg:x="20.69cm" svg:y="6.7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id="id17" draw:layer="layout" svg:width="4.445cm" svg:height="3.14cm" svg:x="4.525cm" svg:y="2.255cm">
          <text:p text:style-name="P1"><text:span text:style-name="T1">USRP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3" draw:layer="layout" svg:width="4.794cm" svg:height="2.338cm" svg:x="32.92cm" svg:y="27.172cm">
          <text:p text:style-name="P1"><text:span text:style-name="T1">MSG</text:span></text:p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4.445cm" svg:height="3.641cm" svg:x="20.155cm" svg:y="12.87cm">
          <text:p text:style-name="P1"><text:span text:style-name="T1">FREQ</text:span></text:p>
          <text:p text:style-name="P1"><text:span text:style-name="T1">DIVIDER</text:span></text:p>
          <text:p text:style-name="P1"><text:span text:style-name="T1">(/16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778cm" svg:height="1.195cm" svg:x="13.186cm" svg:y="11.3cm">
          <draw:text-box>
            <text:p><text:span text:style-name="T1">19</text:span><text:span text:style-name="T3">±</text:span><text:span text:style-name="T4">0</text:span><text:span text:style-name="T1">.5 kHz</text:span></text:p>
          </draw:text-box>
        </draw:frame>
        <draw:frame draw:style-name="gr7" draw:text-style-name="P6" draw:layer="layout" svg:width="10.795cm" svg:height="1.905cm" svg:x="15.609cm" svg:y="1.24cm">
          <draw:text-box>
            <text:p text:style-name="P1"><text:span text:style-name="T5">RDS RECEIVER</text:span></text:p>
          </draw:text-box>
        </draw:frame>
        <draw:frame draw:style-name="gr6" draw:text-style-name="P5" draw:layer="layout" svg:width="3.372cm" svg:height="1.195cm" svg:x="25.492cm" svg:y="4.388cm">
          <draw:text-box>
            <text:p><text:span text:style-name="T1">1.5 kHz</text:span></text:p>
          </draw:text-box>
        </draw:frame>
        <draw:custom-shape draw:style-name="gr8" draw:text-style-name="P2" draw:id="id5" draw:layer="layout" svg:width="3.175cm" svg:height="4.308cm" svg:x="14.37cm" svg:y="5.72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071cm" svg:height="1.195cm" svg:x="13.97cm" svg:y="4.51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frame draw:style-name="gr6" draw:text-style-name="P5" draw:layer="layout" svg:width="1.395cm" svg:height="1.195cm" svg:x="19.75cm" svg:y="10.365cm">
          <draw:text-box>
            <text:p><text:span text:style-name="T1">x3</text:span></text:p>
          </draw:text-box>
        </draw:frame>
        <draw:frame draw:style-name="gr9" draw:text-style-name="P5" draw:layer="layout" svg:width="1.395cm" svg:height="1.195cm" svg:x="15.769cm" svg:y="17.842cm">
          <draw:text-box>
            <text:p text:style-name="P7"><text:span text:style-name="T1">x2</text:span></text:p>
          </draw:text-box>
        </draw:frame>
        <draw:frame draw:style-name="gr6" draw:text-style-name="P5" draw:layer="layout" svg:width="4.541cm" svg:height="1.195cm" svg:x="8.386cm" svg:y="23.692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  <draw:custom-shape draw:style-name="gr8" draw:text-style-name="P2" draw:id="id2" draw:layer="layout" svg:width="3.42cm" svg:height="4.308cm" svg:x="17.5cm" svg:y="25.77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7.59cm" svg:y="24.593cm">
          <draw:text-box>
            <text:p><text:span text:style-name="T1">15 kHz</text:span></text:p>
          </draw:text-box>
        </draw:frame>
        <draw:custom-shape draw:style-name="gr8" draw:text-style-name="P2" draw:id="id15" draw:layer="layout" svg:width="3.23cm" svg:height="4.308cm" svg:x="18.21cm" svg:y="19.234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8.2cm" svg:y="18.035cm">
          <draw:text-box>
            <text:p><text:span text:style-name="T1">15 kHz</text:span></text:p>
          </draw:text-box>
        </draw:frame>
        <draw:custom-shape draw:style-name="gr8" draw:text-style-name="P2" draw:id="id8" draw:layer="layout" svg:width="3.36cm" svg:height="4.308cm" svg:x="26.305cm" svg:y="12.572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72cm" svg:height="1.195cm" svg:x="26.282cm" svg:y="11.373cm">
          <draw:text-box>
            <text:p><text:span text:style-name="T1">1.2 kHz</text:span></text:p>
          </draw:text-box>
        </draw:frame>
        <draw:custom-shape draw:style-name="gr5" draw:text-style-name="P4" draw:id="id18" draw:layer="layout" svg:width="2.36cm" svg:height="2.36cm" svg:x="23.395cm" svg:y="21.375cm">
          <text:p text:style-name="P1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4" draw:id="id19" draw:layer="layout" svg:width="2.36cm" svg:height="2.36cm" svg:x="23.495cm" svg:y="24.755cm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5" draw:layer="layout" svg:width="0.972cm" svg:height="1.195cm" svg:x="26.18cm" svg:y="21.448cm">
          <draw:text-box>
            <text:p><text:span text:style-name="T1">L</text:span></text:p>
          </draw:text-box>
        </draw:frame>
        <draw:frame draw:style-name="gr6" draw:text-style-name="P5" draw:layer="layout" svg:width="1.112cm" svg:height="1.195cm" svg:x="26.248cm" svg:y="25.55cm">
          <draw:text-box>
            <text:p><text:span text:style-name="T1">R</text:span></text:p>
          </draw:text-box>
        </draw:frame>
        <draw:custom-shape draw:style-name="gr2" draw:text-style-name="P3" draw:id="id1" draw:layer="layout" svg:width="7.76cm" svg:height="3.175cm" svg:x="2.895cm" svg:y="12.246cm">
          <text:p text:style-name="P1"><text:span text:style-name="T1">PLL-BASED WFM</text:span></text:p>
          <text:p text:style-name="P1"><text:span text:style-name="T1">DEMOD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" draw:layer="layout" svg:width="3.175cm" svg:height="4.308cm" svg:x="13.986cm" svg:y="12.499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3" draw:layer="layout" svg:width="3.243cm" svg:height="4.308cm" svg:x="9.017cm" svg:y="19.191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id="id14" draw:layer="layout" svg:width="2.36cm" svg:height="2.36cm" svg:x="14.36cm" svg:y="20.132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id="id9" draw:layer="layout" svg:width="3.55cm" svg:height="4.308cm" svg:x="25.515cm" svg:y="5.68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16" draw:layer="layout" svg:width="5.08cm" svg:height="3.175cm" svg:x="4.225cm" svg:y="7.2cm">
          <text:p text:style-name="P1"><text:span text:style-name="T1">CHANNEL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6.775cm" svg:y1="15.421cm" svg:x2="17.5cm" svg:y2="27.931cm" draw:start-shape="id1" draw:start-glue-point="2" draw:end-shape="id2" draw:end-glue-point="3" svg:d="m6775 15421v12510h10725">
          <text:p/>
        </draw:connector>
        <draw:connector draw:style-name="gr10" draw:text-style-name="P8" draw:layer="layout" draw:type="line" svg:x1="6.775cm" svg:y1="15.421cm" svg:x2="10.638cm" svg:y2="19.191cm" draw:start-shape="id1" draw:start-glue-point="2" draw:end-shape="id3" draw:end-glue-point="0" svg:d="m6775 15421 3863 3770">
          <text:p/>
        </draw:connector>
        <draw:connector draw:style-name="gr10" draw:text-style-name="P8" draw:layer="layout" draw:type="line" svg:x1="10.655cm" svg:y1="13.833cm" svg:x2="13.986cm" svg:y2="14.653cm" draw:start-shape="id1" draw:start-glue-point="1" draw:end-shape="id4" draw:end-glue-point="3" svg:d="m10655 13833 3331 820">
          <text:p/>
        </draw:connector>
        <draw:connector draw:style-name="gr10" draw:text-style-name="P8" draw:layer="layout" draw:type="line" svg:x1="10.655cm" svg:y1="13.833cm" svg:x2="14.37cm" svg:y2="7.876cm" draw:start-shape="id1" draw:start-glue-point="1" draw:end-shape="id5" draw:end-glue-point="3" svg:d="m10655 13833 3715-5957">
          <text:p/>
        </draw:connector>
        <draw:connector draw:style-name="gr10" draw:text-style-name="P8" draw:layer="layout" draw:type="line" svg:x1="17.161cm" svg:y1="14.653cm" svg:x2="21.035cm" svg:y2="8.715cm" draw:start-shape="id4" draw:start-glue-point="1" draw:end-shape="id6" draw:end-glue-point="7" svg:d="m17161 14653 3874-5938">
          <text:p/>
        </draw:connector>
        <draw:connector draw:style-name="gr10" draw:text-style-name="P8" draw:layer="layout" draw:type="line" svg:x1="17.161cm" svg:y1="14.653cm" svg:x2="20.155cm" svg:y2="14.69cm" draw:start-shape="id4" draw:start-glue-point="1" draw:end-shape="id7" draw:end-glue-point="3" svg:d="m17161 14653 2994 37">
          <text:p/>
        </draw:connector>
        <draw:connector draw:style-name="gr10" draw:text-style-name="P8" draw:layer="layout" draw:type="line" svg:x1="24.6cm" svg:y1="14.69cm" svg:x2="26.305cm" svg:y2="14.726cm" draw:start-shape="id7" draw:start-glue-point="1" draw:end-shape="id8" draw:end-glue-point="3" svg:d="m24600 14690 1705 36">
          <text:p/>
        </draw:connector>
        <draw:connector draw:style-name="gr10" draw:text-style-name="P8" draw:layer="layout" draw:type="line" svg:x1="17.545cm" svg:y1="7.876cm" svg:x2="20.69cm" svg:y2="7.88cm" draw:start-shape="id5" draw:start-glue-point="1" draw:end-shape="id6" draw:end-glue-point="6" svg:d="m17545 7876 3145 4">
          <text:p/>
        </draw:connector>
        <draw:connector draw:style-name="gr10" draw:text-style-name="P8" draw:layer="layout" draw:type="line" svg:x1="23.05cm" svg:y1="7.88cm" svg:x2="25.515cm" svg:y2="7.841cm" draw:start-shape="id6" draw:start-glue-point="10" draw:end-shape="id9" draw:end-glue-point="3" svg:d="m23050 7880 2465-39">
          <text:p/>
        </draw:connector>
        <draw:connector draw:style-name="gr10" draw:text-style-name="P8" draw:layer="layout" draw:type="line" svg:x1="29.665cm" svg:y1="14.726cm" svg:x2="32.92cm" svg:y2="14.68cm" draw:start-shape="id8" draw:start-glue-point="1" draw:end-shape="id10" svg:d="m29665 14726 3255-46">
          <text:p/>
        </draw:connector>
        <draw:connector draw:style-name="gr10" draw:text-style-name="P8" draw:layer="layout" draw:type="line" svg:x1="35.317cm" svg:y1="16.501cm" svg:x2="35.31cm" svg:y2="18.239cm" draw:start-shape="id10" draw:start-glue-point="2" draw:end-shape="id11" draw:end-glue-point="0" svg:d="m35317 16501-7 1738">
          <text:p/>
        </draw:connector>
        <draw:connector draw:style-name="gr10" draw:text-style-name="P8" draw:layer="layout" draw:type="line" svg:x1="35.31cm" svg:y1="20.88cm" svg:x2="35.31cm" svg:y2="22.691cm" draw:start-shape="id11" draw:start-glue-point="2" draw:end-shape="id12" draw:end-glue-point="0" svg:d="m35310 20880v1811">
          <text:p/>
        </draw:connector>
        <draw:connector draw:style-name="gr10" draw:text-style-name="P8" draw:layer="layout" draw:type="line" svg:x1="35.31cm" svg:y1="25.325cm" svg:x2="35.317cm" svg:y2="27.172cm" draw:start-shape="id12" draw:start-glue-point="2" draw:end-shape="id13" draw:end-glue-point="0" svg:d="m35310 25325 7 1847">
          <text:p/>
        </draw:connector>
        <draw:connector draw:style-name="gr10" draw:text-style-name="P8" draw:layer="layout" svg:x1="29.065cm" svg:y1="7.841cm" svg:x2="35.317cm" svg:y2="12.86cm" draw:start-shape="id9" draw:start-glue-point="1" draw:end-shape="id10" draw:end-glue-point="0" svg:d="m29065 7841h6252v5019">
          <text:p/>
        </draw:connector>
        <draw:connector draw:style-name="gr10" draw:text-style-name="P8" draw:layer="layout" draw:type="line" svg:x1="15.573cm" svg:y1="16.807cm" svg:x2="15.54cm" svg:y2="20.132cm" draw:start-shape="id4" draw:start-glue-point="2" draw:end-shape="id14" draw:end-glue-point="4" svg:d="m15573 16807-33 3325">
          <text:p/>
        </draw:connector>
        <draw:connector draw:style-name="gr10" draw:text-style-name="P8" draw:layer="layout" draw:type="line" svg:x1="16.72cm" svg:y1="21.312cm" svg:x2="18.21cm" svg:y2="21.388cm" draw:start-shape="id14" draw:start-glue-point="10" draw:end-shape="id15" draw:end-glue-point="3" svg:d="m16720 21312 1490 76">
          <text:p/>
        </draw:connector>
        <draw:connector draw:style-name="gr10" draw:text-style-name="P8" draw:layer="layout" draw:type="line" svg:x1="12.26cm" svg:y1="21.345cm" svg:x2="14.36cm" svg:y2="21.312cm" draw:start-shape="id3" draw:start-glue-point="1" draw:end-shape="id14" draw:end-glue-point="6" svg:d="m12260 21345 2100-33">
          <text:p/>
        </draw:connector>
        <draw:connector draw:style-name="gr10" draw:text-style-name="P8" draw:layer="layout" draw:type="line" svg:x1="6.765cm" svg:y1="10.375cm" svg:x2="6.775cm" svg:y2="12.246cm" draw:start-shape="id16" draw:start-glue-point="2" draw:end-shape="id1" draw:end-glue-point="0" svg:d="m6765 10375 10 1871">
          <text:p/>
        </draw:connector>
        <draw:connector draw:style-name="gr10" draw:text-style-name="P8" draw:layer="layout" draw:type="line" svg:x1="6.747cm" svg:y1="5.395cm" svg:x2="6.765cm" svg:y2="7.2cm" draw:start-shape="id17" draw:start-glue-point="2" draw:end-shape="id16" draw:end-glue-point="0" svg:d="m6747 5395 18 1805">
          <text:p/>
        </draw:connector>
        <draw:connector draw:style-name="gr10" draw:text-style-name="P8" draw:layer="layout" draw:type="line" svg:x1="21.44cm" svg:y1="21.388cm" svg:x2="23.395cm" svg:y2="22.555cm" draw:start-shape="id15" draw:start-glue-point="1" draw:end-shape="id18" draw:end-glue-point="6" svg:d="m21440 21388 1955 1167">
          <text:p/>
        </draw:connector>
        <draw:connector draw:style-name="gr10" draw:text-style-name="P8" draw:layer="layout" draw:type="line" svg:x1="20.92cm" svg:y1="27.931cm" svg:x2="23.495cm" svg:y2="25.935cm" draw:start-shape="id2" draw:start-glue-point="1" draw:end-shape="id19" draw:end-glue-point="6" svg:d="m20920 27931 2575-1996">
          <text:p/>
        </draw:connector>
        <draw:connector draw:style-name="gr10" draw:text-style-name="P8" draw:layer="layout" draw:type="line" svg:x1="20.92cm" svg:y1="27.931cm" svg:x2="23.395cm" svg:y2="22.555cm" draw:start-shape="id2" draw:start-glue-point="1" draw:end-shape="id18" draw:end-glue-point="6" svg:d="m20920 27931 2475-5376">
          <text:p/>
        </draw:connector>
        <draw:connector draw:style-name="gr10" draw:text-style-name="P8" draw:layer="layout" draw:type="line" svg:x1="21.44cm" svg:y1="21.388cm" svg:x2="23.495cm" svg:y2="25.935cm" draw:start-shape="id15" draw:start-glue-point="1" draw:end-shape="id19" draw:end-glue-point="6" svg:d="m21440 21388 2055 4547">
          <text:p/>
        </draw:connector>
        <draw:connector draw:style-name="gr10" draw:text-style-name="P8" draw:layer="layout" draw:type="line" svg:x1="25.755cm" svg:y1="22.555cm" svg:x2="27.761cm" svg:y2="24.055cm" draw:start-shape="id18" draw:start-glue-point="10" draw:end-shape="id20" svg:d="m25755 22555 2006 1500">
          <text:p/>
        </draw:connector>
        <draw:connector draw:style-name="gr10" draw:text-style-name="P8" draw:layer="layout" draw:type="line" svg:x1="25.855cm" svg:y1="25.935cm" svg:x2="27.761cm" svg:y2="24.055cm" draw:start-shape="id19" draw:start-glue-point="10" draw:end-shape="id20" draw:end-glue-point="3" svg:d="m25855 25935 1906-1880">
          <text:p/>
        </draw:connector>
        <draw:frame draw:style-name="gr6" draw:text-style-name="P5" draw:layer="layout" svg:width="3.135cm" svg:height="1.195cm" draw:transform="rotate (1.55386663305026) translate (2.716cm 10.398cm)">
          <draw:text-box>
            <text:p><text:span text:style-name="T1">80 kHz</text:span></text:p>
          </draw:text-box>
        </draw:frame>
        <draw:custom-shape draw:style-name="gr1" draw:text-style-name="P2" draw:id="id22" draw:layer="layout" svg:width="5.08cm" svg:height="3.036cm" svg:x="5.545cm" svg:y="40.84cm">
          <text:p text:style-name="P1"><text:span text:style-name="T1">RDS DATA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9" draw:layer="layout" svg:width="3.048cm" svg:height="4.308cm" svg:x="22.902cm" svg:y="53.07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5" draw:layer="layout" svg:width="4.794cm" svg:height="3.641cm" svg:x="18.795cm" svg:y="41.469cm">
          <text:p text:style-name="P1"><text:span text:style-name="T1">PILOT</text:span></text:p>
          <text:p text:style-name="P1"><text:span text:style-name="T1">CHANNEL</text:span></text:p>
          <text:p text:style-name="P1"><text:span text:style-name="T1">(19kHz)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95cm" svg:height="1.195cm" svg:x="26.134cm" svg:y="40.13cm">
          <draw:text-box>
            <text:p text:style-name="P7"><text:span text:style-name="T1">x3</text:span></text:p>
          </draw:text-box>
        </draw:frame>
        <draw:frame draw:style-name="gr9" draw:text-style-name="P5" draw:layer="layout" svg:width="1.395cm" svg:height="1.195cm" svg:x="21.334cm" svg:y="45.78cm">
          <draw:text-box>
            <text:p text:style-name="P7"><text:span text:style-name="T1">x2</text:span></text:p>
          </draw:text-box>
        </draw:frame>
        <draw:custom-shape draw:style-name="gr2" draw:text-style-name="P3" draw:id="id33" draw:layer="layout" svg:width="6.35cm" svg:height="3.269cm" svg:x="30.195cm" svg:y="50.356cm">
          <text:p text:style-name="P1"><text:span text:style-name="T1">WIDEBAND</text:span></text:p>
          <text:p text:style-name="P1"><text:span text:style-name="T1">FM</text:span></text:p>
          <text:p text:style-name="P1"><text:span text:style-name="T1">MOD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4" draw:layer="layout" svg:width="4.794cm" svg:height="2.84cm" svg:x="30.981cm" svg:y="55.27cm">
          <text:p text:style-name="P1"><text:span text:style-name="T1">USRP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1" draw:layer="layout" svg:width="4.794cm" svg:height="3.036cm" svg:x="5.731cm" svg:y="45.524cm">
          <text:p text:style-name="P1"><text:span text:style-name="T1">XML FIL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135cm" svg:height="1.195cm" svg:x="22.775cm" svg:y="51.83cm">
          <draw:text-box>
            <text:p text:style-name="P7"><text:span text:style-name="T1">15 kHz</text:span></text:p>
          </draw:text-box>
        </draw:frame>
        <draw:frame draw:style-name="gr7" draw:text-style-name="P10" draw:layer="layout" svg:width="14.605cm" svg:height="1.905cm" svg:x="13.704cm" svg:y="32.335cm">
          <draw:text-box>
            <text:p text:style-name="P1"><text:span text:style-name="T6">RDS TRANSMITTER</text:span></text:p>
          </draw:text-box>
        </draw:frame>
        <draw:custom-shape draw:style-name="gr5" draw:text-style-name="P11" draw:id="id30" draw:layer="layout" svg:width="2.54cm" svg:height="2.54cm" svg:x="13.615cm" svg:y="48.92cm">
          <text:p text:style-name="P1"><text:span text:style-name="T7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2.54cm" svg:height="1.52cm" svg:x="16.59cm" svg:y="48.07cm">
          <draw:text-box>
            <text:p><text:span text:style-name="T8">L-R</text:span></text:p>
          </draw:text-box>
        </draw:frame>
        <draw:frame draw:style-name="gr13" draw:text-style-name="P12" draw:layer="layout" svg:width="2.596cm" svg:height="1.591cm" svg:x="18.754cm" svg:y="55.329cm">
          <draw:text-box>
            <text:p><text:span text:style-name="T8">L+R</text:span></text:p>
          </draw:text-box>
        </draw:frame>
        <draw:custom-shape draw:style-name="gr5" draw:text-style-name="P11" draw:id="id32" draw:layer="layout" svg:width="2.54cm" svg:height="2.54cm" svg:x="13.615cm" svg:y="54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1.27cm" svg:height="1.52cm" svg:x="11.04cm" svg:y="54.54cm">
          <draw:text-box>
            <text:p><text:span text:style-name="T8">R</text:span></text:p>
          </draw:text-box>
        </draw:frame>
        <draw:frame draw:style-name="gr12" draw:text-style-name="P12" draw:layer="layout" svg:width="1.27cm" svg:height="1.52cm" svg:x="11.175cm" svg:y="49.805cm">
          <draw:text-box>
            <text:p><text:span text:style-name="T8">L</text:span></text:p>
          </draw:text-box>
        </draw:frame>
        <draw:custom-shape draw:style-name="gr5" draw:text-style-name="P11" draw:id="id24" draw:layer="layout" svg:width="2.54cm" svg:height="2.54cm" svg:x="26.4cm" svg:y="36.56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31" draw:layer="layout" svg:width="2.54cm" svg:height="2.54cm" svg:x="19.865cm" svg:y="47.65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27" draw:layer="layout" svg:width="2.54cm" svg:height="2.54cm" svg:x="32.1cm" svg:y="44.21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4.274cm" svg:height="4.445cm" svg:x="6.21cm" svg:y="50.735cm">
          <text:p text:style-name="P1"><text:span text:style-name="T1">WAV</text:span></text:p>
          <text:p text:style-name="P1"><text:span text:style-name="T1">FIL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" draw:layer="layout" svg:width="3.365cm" svg:height="4.308cm" svg:x="31.68cm" svg:y="35.725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28" draw:layer="layout" svg:width="3.108cm" svg:height="4.308cm" svg:x="24.777cm" svg:y="46.75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8.128cm" svg:y1="45.524cm" svg:x2="8.085cm" svg:y2="43.876cm" draw:start-shape="id21" draw:start-glue-point="0" draw:end-shape="id22" svg:d="m8128 45524-43-1648">
          <text:p/>
        </draw:connector>
        <draw:custom-shape draw:style-name="gr1" draw:text-style-name="P2" draw:id="id23" draw:layer="layout" svg:width="5.715cm" svg:height="3.006cm" svg:x="18.28cm" svg:y="36.294cm">
          <text:p text:style-name="P1"><text:span text:style-name="T1">RDS RATE</text:span></text:p>
          <text:p text:style-name="P1"><text:span text:style-name="T1">ENFORC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23.995cm" svg:y1="37.797cm" svg:x2="26.4cm" svg:y2="37.83cm" draw:start-shape="id23" draw:start-glue-point="1" draw:end-shape="id24" draw:end-glue-point="6" svg:d="m23995 37797 2405 33">
          <text:p/>
        </draw:connector>
        <draw:connector draw:style-name="gr10" draw:text-style-name="P8" draw:layer="layout" draw:type="line" svg:x1="23.589cm" svg:y1="43.289cm" svg:x2="26.771cm" svg:y2="38.729cm" draw:start-shape="id25" draw:start-glue-point="1" draw:end-shape="id24" draw:end-glue-point="7" svg:d="m23589 43289 3182-4560">
          <text:p/>
        </draw:connector>
        <draw:connector draw:style-name="gr10" draw:text-style-name="P8" draw:layer="layout" draw:type="line" svg:x1="28.94cm" svg:y1="37.83cm" svg:x2="31.68cm" svg:y2="37.879cm" draw:start-shape="id24" draw:start-glue-point="10" draw:end-shape="id26" draw:end-glue-point="3" svg:d="m28940 37830 2740 49">
          <text:p/>
        </draw:connector>
        <draw:connector draw:style-name="gr10" draw:text-style-name="P8" draw:layer="layout" draw:type="line" svg:x1="23.589cm" svg:y1="43.289cm" svg:x2="32.471cm" svg:y2="44.581cm" draw:start-shape="id25" draw:start-glue-point="1" draw:end-shape="id27" draw:end-glue-point="5" svg:d="m23589 43289 8882 1292">
          <text:p/>
        </draw:connector>
        <draw:connector draw:style-name="gr10" draw:text-style-name="P8" draw:layer="layout" draw:type="line" svg:x1="27.885cm" svg:y1="48.906cm" svg:x2="32.1cm" svg:y2="45.48cm" draw:start-shape="id28" draw:start-glue-point="1" draw:end-shape="id27" draw:end-glue-point="6" svg:d="m27885 48906 4215-3426">
          <text:p/>
        </draw:connector>
        <draw:connector draw:style-name="gr10" draw:text-style-name="P8" draw:layer="layout" draw:type="line" svg:x1="25.95cm" svg:y1="55.231cm" svg:x2="32.471cm" svg:y2="46.379cm" draw:start-shape="id29" draw:start-glue-point="1" draw:end-shape="id27" draw:end-glue-point="7" svg:d="m25950 55231 6521-8852">
          <text:p/>
        </draw:connector>
        <draw:connector draw:style-name="gr10" draw:text-style-name="P8" draw:layer="layout" draw:type="line" svg:x1="16.155cm" svg:y1="50.19cm" svg:x2="19.865cm" svg:y2="48.92cm" draw:start-shape="id30" draw:start-glue-point="10" draw:end-shape="id31" draw:end-glue-point="6" svg:d="m16155 50190 3710-1270">
          <text:p/>
        </draw:connector>
        <draw:connector draw:style-name="gr10" draw:text-style-name="P8" draw:layer="layout" draw:type="line" svg:x1="22.405cm" svg:y1="48.92cm" svg:x2="24.777cm" svg:y2="48.906cm" draw:start-shape="id31" draw:start-glue-point="10" draw:end-shape="id28" draw:end-glue-point="3" svg:d="m22405 48920 2372-14">
          <text:p/>
        </draw:connector>
        <draw:connector draw:style-name="gr10" draw:text-style-name="P8" draw:layer="layout" draw:type="line" svg:x1="21.192cm" svg:y1="45.11cm" svg:x2="21.135cm" svg:y2="47.65cm" draw:start-shape="id25" draw:start-glue-point="2" draw:end-shape="id31" draw:end-glue-point="4" svg:d="m21192 45110-57 2540">
          <text:p/>
        </draw:connector>
        <draw:line draw:style-name="gr10" draw:text-style-name="P8" draw:layer="layout" svg:x1="10.555cm" svg:y1="52.005cm" svg:x2="13.73cm" svg:y2="50.1cm">
          <text:p/>
        </draw:line>
        <draw:line draw:style-name="gr10" draw:text-style-name="P8" draw:layer="layout" svg:x1="10.555cm" svg:y1="53.91cm" svg:x2="13.73cm" svg:y2="50.735cm">
          <text:p/>
        </draw:line>
        <draw:line draw:style-name="gr10" draw:text-style-name="P8" draw:layer="layout" svg:x1="10.555cm" svg:y1="52.005cm" svg:x2="13.73cm" svg:y2="54.545cm">
          <text:p/>
        </draw:line>
        <draw:line draw:style-name="gr10" draw:text-style-name="P8" draw:layer="layout" svg:x1="10.555cm" svg:y1="53.91cm" svg:x2="13.73cm" svg:y2="55.18cm">
          <text:p/>
        </draw:line>
        <draw:connector draw:style-name="gr10" draw:text-style-name="P8" draw:layer="layout" draw:type="line" svg:x1="16.155cm" svg:y1="55.27cm" svg:x2="22.902cm" svg:y2="55.231cm" draw:start-shape="id32" draw:start-glue-point="10" draw:end-shape="id29" draw:end-glue-point="3" svg:d="m16155 55270 6747-39">
          <text:p/>
        </draw:connector>
        <draw:connector draw:style-name="gr10" draw:text-style-name="P8" draw:layer="layout" draw:type="line" svg:x1="33.37cm" svg:y1="46.75cm" svg:x2="33.37cm" svg:y2="50.356cm" draw:start-shape="id27" draw:start-glue-point="8" draw:end-shape="id33" draw:end-glue-point="0" svg:d="m33370 46750v3606">
          <text:p/>
        </draw:connector>
        <draw:connector draw:style-name="gr10" draw:text-style-name="P8" draw:layer="layout" draw:type="line" svg:x1="33.37cm" svg:y1="53.625cm" svg:x2="33.378cm" svg:y2="55.27cm" draw:start-shape="id33" draw:start-glue-point="2" draw:end-shape="id34" draw:end-glue-point="0" svg:d="m33370 53625 8 1645">
          <text:p/>
        </draw:connector>
        <draw:frame draw:style-name="gr6" draw:text-style-name="P5" draw:layer="layout" svg:width="4.071cm" svg:height="1.195cm" svg:x="31.28cm" svg:y="34.39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custom-shape draw:style-name="gr2" draw:text-style-name="P3" draw:id="id35" draw:layer="layout" svg:width="6.35cm" svg:height="2.641cm" svg:x="4.945cm" svg:y="36.459cm">
          <text:p text:style-name="P1"><text:span text:style-name="T1">DIFFERENTIAL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33.362cm" svg:y1="40.033cm" svg:x2="33.37cm" svg:y2="44.21cm" draw:start-shape="id26" draw:start-glue-point="2" draw:end-shape="id27" draw:end-glue-point="4" svg:d="m33362 40033 8 4177">
          <text:p/>
        </draw:connector>
        <draw:connector draw:style-name="gr10" draw:text-style-name="P8" draw:layer="layout" draw:type="line" svg:x1="21.192cm" svg:y1="41.469cm" svg:x2="21.137cm" svg:y2="39.3cm" draw:start-shape="id25" draw:start-glue-point="0" draw:end-shape="id23" svg:d="m21192 41469-55-2169">
          <text:p/>
        </draw:connector>
        <draw:connector draw:style-name="gr10" draw:text-style-name="P8" draw:layer="layout" draw:type="line" svg:x1="8.085cm" svg:y1="40.84cm" svg:x2="8.12cm" svg:y2="39.1cm" draw:start-shape="id22" draw:start-glue-point="0" draw:end-shape="id35" svg:d="m8085 40840 35-1740">
          <text:p/>
        </draw:connector>
        <draw:custom-shape draw:style-name="gr2" draw:text-style-name="P3" draw:id="id36" draw:layer="layout" svg:width="3.175cm" svg:height="2.641cm" svg:x="13.065cm" svg:y="36.46cm">
          <text:p text:style-name="P1"><text:span text:style-name="T1">NRZ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1.295cm" svg:y1="37.779cm" svg:x2="13.065cm" svg:y2="37.78cm" draw:start-shape="id35" draw:start-glue-point="1" draw:end-shape="id36" draw:end-glue-point="3" svg:d="m11295 37779 1770 1">
          <text:p/>
        </draw:connector>
        <draw:connector draw:style-name="gr10" draw:text-style-name="P8" draw:layer="layout" draw:type="line" svg:x1="16.24cm" svg:y1="37.78cm" svg:x2="18.28cm" svg:y2="37.797cm" draw:start-shape="id36" draw:start-glue-point="1" draw:end-shape="id23" draw:end-glue-point="3" svg:d="m16240 37780 2040 17">
          <text:p/>
        </draw:connector>
        <draw:frame draw:style-name="gr6" draw:text-style-name="P5" draw:layer="layout" svg:width="4.541cm" svg:height="1.195cm" svg:x="24.234cm" svg:y="45.485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azimout</meta:initial-creator>
    <meta:creation-date>2009-02-04T17:27:27</meta:creation-date>
    <dc:creator>Dimitrios Symeonidis</dc:creator>
    <dc:date>2010-02-11T10:58:29</dc:date>
    <meta:editing-cycles>24</meta:editing-cycles>
    <meta:editing-duration>PT03H23M14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